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/><text:span text:style-name="T2">&lt;img&gt;</text:span><text:span text:style-name="T3"> Tag Demo </text:span></text:p>
      <text:p><draw:frame svg:width="200.0pt" draw:id="ImageFrame1" text:anchor-type="as-char"><draw:image xlink:actuate="onLoad" xlink:type="simple" xlink:show="embed"><office:binary-data></office:binary-data></draw:image></draw:frame></text:p>
      <text:p text:style-name="Normal"><text:span text:style-name="T4">Align top-left of available space.</text:span></text:p>
      <text:p><draw:frame svg:width="200.0pt" draw:id="ImageFrame2" text:anchor-type="as-char"><draw:image xlink:actuate="onLoad" xlink:type="simple" xlink:show="embed"><office:binary-data></office:binary-data></draw:image></draw:frame></text:p>
      <text:p text:style-name="Normal"><text:span text:style-name="T5">Preserve aspect ratio with width specified.</text:span></text:p>
      <text:p><draw:frame svg:width="141.732283465pt" draw:id="ImageFrame3" text:anchor-type="as-char"><draw:image xlink:actuate="onLoad" xlink:type="simple" xlink:show="embed"><office:binary-data></office:binary-data></draw:image></draw:frame></text:p>
      <text:p text:style-name="Normal"><text:span text:style-name="T6">Preserve aspect ratio with height specified.</text:span></text:p>
      <text:p><draw:frame svg:height="141.732283465pt" draw:id="ImageFrame4" text:anchor-type="as-char"><draw:image xlink:actuate="onLoad" xlink:type="simple" xlink:show="embed"><office:binary-data></office:binary-data></draw:image></draw:frame></text:p>
      <text:p text:style-name="Normal"><text:span text:style-name="T7">Preserve aspect ratio with both width and height specified. This behaves like a bounding box.</text:span></text:p>
      <text:p><draw:frame svg:height="141.732283465pt" svg:width="141.732283465pt" draw:id="ImageFrame5" text:anchor-type="as-char"><draw:image xlink:actuate="onLoad" xlink:type="simple" xlink:show="embed"><office:binary-data></office:binary-data></draw:image></draw:frame></text:p>
      <text:p text:style-name="Normal"><text:span text:style-name="T8">And here is an image within the paragraph with height being 150% of the font size: </text:span><draw:frame svg:height="18.0pt" svg:width="36.0pt" draw:id="ImageFrame6" text:anchor-type="as-char"><draw:image xlink:actuate="onLoad" xlink:type="simple" xlink:show="embed"><office:binary-data></office:binary-data></draw:image></draw:frame></text:p>
      <text:p text:style-name="Normal"><text:span text:style-name="T9">Checking image after image on the story level:</text:span></text:p>
      <text:p><draw:frame svg:height="18.0pt" svg:width="36.0pt" draw:id="ImageFrame7" text:anchor-type="as-char"><draw:image xlink:actuate="onLoad" xlink:type="simple" xlink:show="embed"><office:binary-data></office:binary-data></draw:image></draw:frame></text:p>
      <text:p><draw:frame svg:height="18.0pt" svg:width="36.0pt" draw:id="ImageFrame8" text:anchor-type="as-char"><draw:image xlink:actuate="onLoad" xlink:type="simple" xlink:show="embed"><office:binary-data></office:binary-data></draw:image></draw:frame></text:p>
      <text:p><draw:frame svg:height="18.0pt" svg:width="36.0pt" draw:id="ImageFrame9" text:anchor-type="as-char"><draw:image xlink:actuate="onLoad" xlink:type="simple" xlink:show="embed"><office:binary-data></office:binary-data></draw:image></draw:frame></text:p>
      <text:p text:style-name="Normal"><text:span text:style-name="T10">Checking image after image on the paragraph level: </text:span><draw:frame svg:height="18.0pt" svg:width="36.0pt" draw:id="ImageFrame10" text:anchor-type="as-char"><draw:image xlink:actuate="onLoad" xlink:type="simple" xlink:show="embed"><office:binary-data></office:binary-data></draw:image></draw:frame><draw:frame svg:height="18.0pt" svg:width="36.0pt" draw:id="ImageFrame11" text:anchor-type="as-char"><draw:image xlink:actuate="onLoad" xlink:type="simple" xlink:show="embed"><office:binary-data></office:binary-data></draw:image></draw:frame><draw:frame svg:height="18.0pt" svg:width="36.0pt" draw:id="ImageFrame12" text:anchor-type="as-char"><draw:image xlink:actuate="onLoad" xlink:type="simple" xlink:show="embed"><office:binary-data></office:binary-data></draw:image></draw:frame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